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DejaVu Sans Mono"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Z003"/>
    </style:style>
    <style:style style:name="P2" style:family="paragraph" style:parent-style-name="Standard">
      <style:paragraph-properties fo:text-align="start" style:justify-single-word="false"/>
      <style:text-properties style:font-name="DejaVu Sans Mono"/>
    </style:style>
    <style:style style:name="P3" style:family="paragraph" style:parent-style-name="Standard">
      <style:paragraph-properties fo:text-align="justify" style:justify-single-word="false"/>
      <style:text-properties style:font-name="DejaVu Sans Mono"/>
    </style:style>
    <style:style style:name="P4" style:family="paragraph" style:parent-style-name="Standard">
      <style:paragraph-properties fo:text-align="center" style:justify-single-word="false"/>
      <style:text-properties style:font-name="URW Gothic" fo:font-size="26pt" style:font-size-asian="26pt" style:font-size-complex="26pt"/>
    </style:style>
    <style:style style:name="T1" style:family="text">
      <style:text-properties style:font-name="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énario Informel</text:p>
      <text:p text:style-name="P1"><text:tab/>Acteurs du scénario : le commercial : Monsieur Dupuis, le client : Monsieur Dupont <text:tab/> </text:p>
      <text:p text:style-name="P1"/>
      <text:p text:style-name="P1"><text:tab/>Monsieur Dupont<text:span text:style-name="T1"> souhaite déménager et s’adresse à une compagnie spécialisée. Cette personne se rend au service client auquel il va fournir des renseignements concernant son logement d’arrivée. Ces informations sont </text:span><text:span text:style-name="T1">ensuite </text:span><text:span text:style-name="T1">renseigné</text:span><text:span text:style-name="T1">e</text:span><text:span text:style-name="T1">s dans l’application par le commercial qui s’assure ensuite de leur </text:span><text:span text:style-name="T1">v</text:span><text:span text:style-name="T1">alidité. Le client est donc enregistré.</text:span></text:p>
      <text:p text:style-name="P2"/>
      <text:p text:style-name="P3"><text:tab/>Monsieur Dupuis se rend ensuite au domicile de cette personne afin de réaliser l’inventaire des meubles à transporter puis élabore un inventaire. Le commercial et le client font le tour du logement en passant pièce par pièce, tout en faisant l’inventaire de l’ensemble des meubles, une estimation du nombre de cartons nécessaires pour transporter chacun des objets (les types de cartons sont petits, moyens, barrel, penderie et tableaux) et indique la pièce dans le futur logement qui accueillera chaque meuble. Le commercial va également prendre une photo de chaque meuble qu’il va ensuite retranscrire dans son application afin d’en avoir une description et une estimation du volume. De plus, le commercial peut renseigner pour chaque mobilier s’il est démontable ou non, et dans le cas positif, renseigner le nombre de pièces qui composent le meuble démonté ainsi que le volume de ces pièces.</text:p>
      <text:p text:style-name="P3"/>
      <text:p text:style-name="P3"><text:tab/>Par exemple, Messieurs Dupont et Dupuis se trouvent dans la cuisine; <text:s/>Monsieur Dupuis enregistre l’ensemble des meubles présents dans cette pièce comme un four, un frigo, un micro-ondes, une étagère, etc et Monsieur Dupont lui indique qu’il souhaite mettre son frigo actuel dans son garage. Le commercial prend donc une photo de ce meuble, l’enregistre dans son application et récupère une description sommaire ainsi qu’une estimation du volume de ce meuble (200 litres environ). Le commercial précise dans son application que le frigo n’est pas démontable. Ensuite, Monsieur Dupont indique qu’il désire mettre son étagère dans son futur salon. Monsieur Dupuis prend alors une photo de ce-dernier, suit le même cheminement qu’avec le frigo mais précise que ce mobilier peut se démonter. Il spécifie que l’étagère démontée est composée d’environ une vingtaine de pièces et que son volume s’élèvera à 1m3. <text:s/></text:p>
      <text:p text:style-name="P3"><text:tab/>Une fois que l’ensemble des meubles de la cuisine est analysé, le commercial et le client suivent le même cheminement pour chacune des pièces et chacun des meubles présents dans le logement.</text:p>
      <text:p text:style-name="P3"/>
      <text:p text:style-name="P3"><text:tab/>Une fois la visite terminée, Monsieur Dupont a la possibilité de <text:s/>choisir des options de service selon sa demande. Ces options sont <text:soft-page-break/>renseignés dans l’application sous deux catégories : éco et premium. Le client choisit le service premium démontage et remontage de meubles et le service eco qui contraint le client d’accepter de procéder le déménagement par groupage (c’est-à-dire qu’il est possible d’avoir les meubles de Monsieur Dupont avec des meubles d’autres personnes dans le même camion de déménagement). Ces options permettront de constituer le devis final.</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DejaVu Sans Mono"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8T09:59:17.147382604</meta:creation-date>
    <dc:date>2018-09-29T15:06:02.72</dc:date>
    <meta:editing-duration>PT39M42S</meta:editing-duration>
    <meta:editing-cycles>16</meta:editing-cycles>
    <meta:generator>OpenOffice/4.1.5$Win32 OpenOffice.org_project/415m1$Build-9789</meta:generator>
    <meta:document-statistic meta:table-count="0" meta:image-count="0" meta:object-count="0" meta:page-count="2" meta:paragraph-count="7" meta:word-count="467" meta:character-count="3004"/>
  </office:meta>
</office:document-meta>
</file>